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ource Serif Pro Light" fo:font-weight="normal" style:font-weight-asian="normal" style:font-weight-complex="normal"/>
    </style:style>
    <style:style style:name="P6" style:family="paragraph" style:parent-style-name="Standard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8" style:family="paragraph" style:parent-style-name="Standard">
      <style:text-properties style:font-name="Source Serif Pro Light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Source Serif Pro Light1" fo:font-weight="normal" style:font-weight-asian="normal" style:font-weight-complex="normal"/>
    </style:style>
    <style:style style:name="P10" style:family="paragraph" style:parent-style-name="Standard">
      <style:text-properties style:font-name="Source Serif Pro Light1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Source Serif Pro Light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13" style:family="paragraph" style:parent-style-name="Standard" style:list-style-name="L3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14" style:family="paragraph" style:parent-style-name="Standard">
      <style:text-properties style:font-name="Source Serif Pro Light" fo:font-weight="normal" officeooo:rsid="00039de3" officeooo:paragraph-rsid="00039de3" style:font-name-asian="SimSun" style:font-weight-asian="normal" style:font-name-complex="Lucida Sans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/>
    </style:style>
    <style:style style:name="T3" style:family="text">
      <style:text-properties style:text-position="super 58%" style:font-name="Source Serif Pro Light1"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Source Serif Pro Light1"/>
    </style:style>
    <style:style style:name="T7" style:family="text">
      <style:text-properties style:text-position="sub 58%" style:font-name="Source Serif Pro Light1" fo:font-style="normal" style:font-style-asian="normal" style:font-style-complex="normal"/>
    </style:style>
    <style:style style:name="T8" style:family="text">
      <style:text-properties style:text-position="sub 58%" style:font-name-asian="SimSun" style:font-name-complex="Lucida Sans"/>
    </style:style>
    <style:style style:name="T9" style:family="text">
      <style:text-properties style:font-name="Source Serif Pro Light1"/>
    </style:style>
    <style:style style:name="T10" style:family="text">
      <style:text-properties style:font-name="Source Serif Pro Light1" style:font-name-asian="Source Serif Pro Light1" style:font-name-complex="Source Serif Pro Light1"/>
    </style:style>
    <style:style style:name="T11" style:family="text">
      <style:text-properties style:font-name="Source Serif Pro Light1" fo:font-size="14pt" style:font-size-asian="14pt" style:font-size-complex="14pt"/>
    </style:style>
    <style:style style:name="T12" style:family="text">
      <style:text-properties style:font-name="Source Serif Pro Light1" fo:font-style="normal" style:font-style-asian="normal" style:font-style-complex="normal"/>
    </style:style>
    <style:style style:name="T13" style:family="text">
      <style:text-properties fo:font-size="14pt" style:font-name-asian="SimSun" style:font-size-asian="14pt" style:font-name-complex="Lucida Sans" style:font-size-complex="14pt"/>
    </style:style>
    <style:style style:name="T14" style:family="text">
      <style:text-properties style:font-name-asian="SimSun" style:font-name-complex="Lucida Sans"/>
    </style:style>
    <style:style style:name="T15" style:family="text">
      <style:text-properties fo:color="#ff000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SymbolPi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10. <text:s/></text:p>
            <text:p text:style-name="P3">Differential entropy: definition and properties. </text:p>
            <text:p text:style-name="P3">The main difference between the entropy and differential entropy</text:p>
            <text:p text:style-name="P3"/>
          </table:table-cell>
        </table:table-row>
      </table:table>
      <text:p text:style-name="P8"/>
      <text:p text:style-name="P8">Entropie différentielle</text:p>
      <text:p text:style-name="P4"/>
      <text:p text:style-name="P4">Soit X une variable aléatoire à valeurs réelles avec une densité de fonction (pdf) fX(x),alors l'entropie différentielle se note : </text:p>
      <text:p text:style-name="P7">h(X) = - <text:span text:style-name="T10">∫</text:span>f<text:span text:style-name="T5">X</text:span>(x)log<text:span text:style-name="T5">2</text:span>f<text:span text:style-name="T5">X</text:span>(x)dx = E<text:span text:style-name="T5">fX</text:span>[-log<text:span text:style-name="T5">2</text:span>f<text:span text:style-name="T5">X</text:span>(x)]</text:p>
      <text:p text:style-name="P7"/>
      <text:p text:style-name="P14">p.71</text:p>
      <text:p text:style-name="P4">Propriétés :</text:p>
      <text:list xml:id="list350813063" text:style-name="L1">
        <text:list-item>
          <text:p text:style-name="P11">h(X) peut être <text:span text:style-name="T15">négatif</text:span></text:p>
        </text:list-item>
        <text:list-item>
          <text:p text:style-name="P11">h(X + a) = h(X) <text:tab/>translation ne change pas l'entropie</text:p>
        </text:list-item>
        <text:list-item>
          <text:p text:style-name="P11">h(aX) = h(X) + log|a|<text:tab/><text:tab/>multiplication par un scalaire </text:p>
          <text:list>
            <text:list-item>
              <text:p text:style-name="P11">Exemple : X ~ <text:span text:style-name="T16">N</text:span><text:span text:style-name="T17">(0, </text:span><text:span text:style-name="T12">σ</text:span><text:span text:style-name="T3">2</text:span><text:span text:style-name="T7">X</text:span><text:span text:style-name="T12">) </text:span><text:span text:style-name="T18">Þ</text:span><text:span text:style-name="T12"> a</text:span><text:span text:style-name="T17">X ~ </text:span><text:span text:style-name="T16">N</text:span><text:span text:style-name="T17">(0, a</text:span><text:span text:style-name="T4">2</text:span><text:span text:style-name="T12">σ</text:span><text:span text:style-name="T3">2</text:span><text:span text:style-name="T7">X</text:span><text:span text:style-name="T12">)</text:span></text:p>
            </text:list-item>
          </text:list>
        </text:list-item>
        <text:list-item>
          <text:p text:style-name="P11">h(AX) + h(X) + log|det(A)|<text:tab/><text:tab/>multiplication par un vecteur</text:p>
        </text:list-item>
      </text:list>
      <text:p text:style-name="P4"/>
      <text:p text:style-name="P8">Entropie différentielle Gaussienne</text:p>
      <text:p text:style-name="P4"/>
      <text:p text:style-name="P5">h(x) = 0.5log2(2<text:span text:style-name="T9">πeσ</text:span><text:span text:style-name="T2">2</text:span><text:span text:style-name="T6">X</text:span><text:span text:style-name="T9">)</text:span></text:p>
      <text:p text:style-name="P9"/>
      <text:p text:style-name="P4"><text:span text:style-name="T11">Entropie différentielle Uniforme</text:span><text:span text:style-name="T9"> </text:span></text:p>
      <text:p text:style-name="P9"/>
      <text:p text:style-name="P5"><text:span text:style-name="T9">h(X) = log</text:span><text:span text:style-name="T6">2</text:span><text:span text:style-name="T9">(b-a) avec X défini sur [a,b]</text:span></text:p>
      <text:p text:style-name="P9"/>
      <text:p text:style-name="P10">Entropie différentielle Exponentielle</text:p>
      <text:p text:style-name="P9"/>
      <text:p text:style-name="P5">h(X) = log<text:span text:style-name="T5">2</text:span>(e/<text:span text:style-name="T9">λ</text:span>)</text:p>
      <text:p text:style-name="P4"/>
      <text:p text:style-name="P8">Entropie différentielle Conditionnelle</text:p>
      <text:p text:style-name="P4"/>
      <text:p text:style-name="P5">h(X|Y) = - <text:span text:style-name="T10">∫∫</text:span><text:span text:style-name="T14">f</text:span><text:span text:style-name="T8">X,Y</text:span><text:span text:style-name="T14">(x,y)log</text:span><text:span text:style-name="T8">2</text:span><text:span text:style-name="T14">f</text:span><text:span text:style-name="T8">X|Y</text:span><text:span text:style-name="T14">(x|y)dxdy = h(X,Y) – h(Y)</text:span></text:p>
      <text:p text:style-name="P6"/>
      <text:p text:style-name="P6">Propriétés :</text:p>
      <text:list xml:id="list1258538686" text:style-name="L2">
        <text:list-item>
          <text:p text:style-name="P12">h(X|Y)!= h(Y|X)</text:p>
        </text:list-item>
      </text:list>
      <text:p text:style-name="P6"/>
      <text:p text:style-name="P4"><text:span text:style-name="T13">Entropie différentielle Joint</text:span><text:span text:style-name="T14"> </text:span></text:p>
      <text:p text:style-name="P6"/>
      <text:p text:style-name="P5"><text:span text:style-name="T14">h(X,Y) = - </text:span><text:span text:style-name="T10">∫∫</text:span><text:span text:style-name="T14">f</text:span><text:span text:style-name="T8">X,Y</text:span><text:span text:style-name="T14">(x,y)log</text:span><text:span text:style-name="T8">2</text:span><text:span text:style-name="T14">f</text:span><text:span text:style-name="T8">X,Y</text:span><text:span text:style-name="T14">(x,y)dxdy = h(X) + h(Y|X) = h(Y) + h(X|Y)</text:span></text:p>
      <text:p text:style-name="P6"/>
      <text:p text:style-name="P6">Propriétés :</text:p>
      <text:list xml:id="list842646721" text:style-name="L3">
        <text:list-item>
          <text:p text:style-name="P13">h(X,Y) = h(Y,X) 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06-21T09:23:05.90</meta:creation-date>
    <dc:date>2020-09-01T23:10:31.057043869</dc:date>
    <meta:editing-duration>PT1H32M28S</meta:editing-duration>
    <meta:editing-cycles>8</meta:editing-cycles>
    <meta:generator>LibreOffice/6.4.5.2$Linux_X86_64 LibreOffice_project/40$Build-2</meta:generator>
    <meta:document-statistic meta:table-count="1" meta:image-count="0" meta:object-count="0" meta:page-count="1" meta:paragraph-count="28" meta:word-count="160" meta:character-count="1054" meta:non-whitespace-character-count="915"/>
  </office:meta>
</office:document-meta>
</file>